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3.76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1" style:family="table-cell" style:parent-style-name="Default" style:data-style-name="N1"/>
    <style:style style:name="ce22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5" style:family="table-cell" style:parent-style-name="Default" style:data-style-name="N1"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ar interpolated" table:style-name="ta1">
        <table:shapes>
          <draw:frame draw:z-index="0" draw:style-name="gr1" draw:text-style-name="P1" svg:width="14.011cm" svg:height="8.999cm" svg:x="1.179cm" svg:y="7.293cm">
            <draw:object draw:notify-on-update-of-ranges="'linear interpolated'.G3:'linear interpolated'.G8 'linear interpolated'.G3:'linear interpolated'.G8 'linear interpolated'.I3:'linear interpolated'.I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number-columns-repeated="1636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onfig.ini</text:p>
          </table:table-cell>
          <table:covered-table-cell table:style-name="ce10"/>
          <table:table-cell/>
          <table:table-cell table:style-name="ce16" office:value-type="string" calcext:value-type="string">
            <text:p>X joystick axis</text:p>
          </table:table-cell>
          <table:table-cell table:style-name="ce18" table:number-columns-repeated="4"/>
          <table:table-cell table:style-name="ce26" office:value-type="string" calcext:value-type="string" table:number-columns-spanned="2" table:number-rows-spanned="1">
            <text:p>target</text:p>
          </table:table-cell>
          <table:covered-table-cell table:style-name="ce18"/>
          <table:table-cell table:style-name="ce10" office:value-type="string" calcext:value-type="string" table:number-columns-spanned="2" table:number-rows-spanned="1">
            <text:p>calculated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1"/>
          <table:table-cell table:style-name="ce6" office:value-type="string" calcext:value-type="string">
            <text:p>inflection_x* [70 .. 99]</text:p>
          </table:table-cell>
          <table:table-cell table:style-name="ce11" office:value-type="float" office:value="80" calcext:value-type="float">
            <text:p>80</text:p>
          </table:table-cell>
          <table:table-cell/>
          <table:table-cell table:style-name="ce6"/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input [axis]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out [pixels]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slope</text:p>
          </table:table-cell>
          <table:table-cell table:style-name="ce28" office:value-type="string" calcext:value-type="string">
            <text:p>offset</text:p>
          </table:table-cell>
          <table:table-cell table:style-name="ce1"/>
          <table:table-cell table:number-columns-repeated="2"/>
          <table:table-cell table:style-name="ce1" table:number-columns-repeated="16368"/>
        </table:table-row>
        <table:table-row table:style-name="ro1">
          <table:table-cell/>
          <table:table-cell table:style-name="ce6" office:value-type="string" calcext:value-type="string">
            <text:p>inflection_y* [50 .. 80]</text:p>
          </table:table-cell>
          <table:table-cell table:style-name="ce11" office:value-type="float" office:value="50" calcext:value-type="float">
            <text:p>50</text:p>
          </table:table-cell>
          <table:table-cell/>
          <table:table-cell table:style-name="ce6"/>
          <table:table-cell table:style-name="ce19"/>
          <table:table-cell table:style-name="ce21" office:value-type="float" office:value="-32767" calcext:value-type="float">
            <text:p>-32767</text:p>
          </table:table-cell>
          <table:table-cell table:style-name="ce23"/>
          <table:table-cell table:style-name="ce21" office:value-type="float" office:value="0" calcext:value-type="float">
            <text:p>0</text:p>
          </table:table-cell>
          <table:table-cell table:style-name="ce8" table:formula="of:=SLOPE([.I4:.I5];[.G4:.G5])" office:value-type="float" office:value="0.0244148075807978" calcext:value-type="float">
            <text:p>0.0244</text:p>
          </table:table-cell>
          <table:table-cell table:formula="of:=INTERCEPT([.I4:.I5];[.G4:.G5])" office:value-type="float" office:value="800" calcext:value-type="float">
            <text:p>800</text:p>
          </table:table-cell>
          <table:table-cell table:style-name="ce8" table:formula="of:=([.I5]-[.I4])/([.G5]-[.G4])" office:value-type="float" office:value="0.0244148075807977" calcext:value-type="float">
            <text:p>0.0244</text:p>
          </table:table-cell>
          <table:table-cell table:style-name="ce14" table:formula="of:=[.I5]-[.G5]*[.L4]" office:value-type="float" office:value="800" calcext:value-type="float">
            <text:p>800</text:p>
          </table:table-cell>
          <table:table-cell table:number-columns-repeated="16371"/>
        </table:table-row>
        <table:table-row table:style-name="ro1">
          <table:table-cell/>
          <table:table-cell table:style-name="ce6" office:value-type="string" calcext:value-type="string">
            <text:p>windowResWidth</text:p>
          </table:table-cell>
          <table:table-cell table:style-name="ce11" office:value-type="float" office:value="1024" calcext:value-type="float">
            <text:p>1024</text:p>
          </table:table-cell>
          <table:table-cell/>
          <table:table-cell table:style-name="ce6"/>
          <table:table-cell table:style-name="ce19" office:value-type="string" calcext:value-type="string">
            <text:p>ip_xi_neg</text:p>
          </table:table-cell>
          <table:table-cell table:style-name="ce21" table:formula="of:=[.G4]*[.$C$3]/100" office:value-type="float" office:value="-26213.6" calcext:value-type="float">
            <text:p>-26214</text:p>
          </table:table-cell>
          <table:table-cell table:style-name="ce23" office:value-type="string" calcext:value-type="string">
            <text:p>ip_xo_neg</text:p>
          </table:table-cell>
          <table:table-cell table:style-name="ce25" table:formula="of:=([.I6]-[.I4])*[.$C$4]/100" office:value-type="float" office:value="160" calcext:value-type="float">
            <text:p>160</text:p>
          </table:table-cell>
          <table:table-cell table:style-name="ce8" table:formula="of:=SLOPE([.I5:.I6];[.G5:.G6])" office:value-type="float" office:value="0.00610370189519944" calcext:value-type="float">
            <text:p>0.0061</text:p>
          </table:table-cell>
          <table:table-cell table:formula="of:=INTERCEPT([.I5:.I6];[.G5:.G6])" office:value-type="float" office:value="320" calcext:value-type="float">
            <text:p>320</text:p>
          </table:table-cell>
          <table:table-cell table:style-name="ce8" table:formula="of:=([.I6]-[.I5])/([.G6]-[.G5])" office:value-type="float" office:value="0.00610370189519944" calcext:value-type="float">
            <text:p>0.0061</text:p>
          </table:table-cell>
          <table:table-cell table:style-name="ce14" table:formula="of:=[.I6]-[.G6]*[.L5]" office:value-type="float" office:value="320" calcext:value-type="float">
            <text:p>320</text:p>
          </table:table-cell>
          <table:table-cell table:number-columns-repeated="16371"/>
        </table:table-row>
        <table:table-row table:style-name="ro1">
          <table:table-cell/>
          <table:table-cell table:style-name="ce7" office:value-type="string" calcext:value-type="string">
            <text:p>windowResHeight</text:p>
          </table:table-cell>
          <table:table-cell table:style-name="ce12" office:value-type="float" office:value="576" calcext:value-type="float">
            <text:p>576</text:p>
          </table:table-cell>
          <table:table-cell/>
          <table:table-cell table:style-name="ce6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3" office:value-type="string" calcext:value-type="string">
            <text:p>rest_x</text:p>
          </table:table-cell>
          <table:table-cell table:style-name="ce21" table:formula="of:=[.$C$10]" office:value-type="float" office:value="320" calcext:value-type="float">
            <text:p>320</text:p>
          </table:table-cell>
          <table:table-cell table:style-name="ce8" table:formula="of:=SLOPE([.I6:.I7];[.G6:.G7])" office:value-type="float" office:value="0.013427734375" calcext:value-type="float">
            <text:p>0.0134</text:p>
          </table:table-cell>
          <table:table-cell table:formula="of:=INTERCEPT([.I6:.I7];[.G6:.G7])" office:value-type="float" office:value="320" calcext:value-type="float">
            <text:p>320</text:p>
          </table:table-cell>
          <table:table-cell table:style-name="ce8" table:formula="of:=([.I7]-[.I6])/([.G7]-[.G6])" office:value-type="float" office:value="0.013427734375" calcext:value-type="float">
            <text:p>0.0134</text:p>
          </table:table-cell>
          <table:table-cell table:style-name="ce14" table:formula="of:=[.I7]-[.G7]*[.L6]" office:value-type="float" office:value="320" calcext:value-type="float">
            <text:p>320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6"/>
          <table:table-cell table:style-name="ce19" office:value-type="string" calcext:value-type="string">
            <text:p>ip_xi_pos</text:p>
          </table:table-cell>
          <table:table-cell table:style-name="ce21" table:formula="of:=[.G8]*[.$C$3]/100" office:value-type="float" office:value="26214.4" calcext:value-type="float">
            <text:p>26214</text:p>
          </table:table-cell>
          <table:table-cell table:style-name="ce23" office:value-type="string" calcext:value-type="string">
            <text:p>ip_xo_pos</text:p>
          </table:table-cell>
          <table:table-cell table:style-name="ce25" table:formula="of:=[.I8] - ([.I8]-[.I6])*[.$C$4]/100" office:value-type="float" office:value="672" calcext:value-type="float">
            <text:p>672</text:p>
          </table:table-cell>
          <table:table-cell table:style-name="ce8" table:formula="of:=SLOPE([.I7:.I8];[.G7:.G8])" office:value-type="float" office:value="0.0537109375" calcext:value-type="float">
            <text:p>0.0537</text:p>
          </table:table-cell>
          <table:table-cell table:formula="of:=INTERCEPT([.I7:.I8];[.G7:.G8])" office:value-type="float" office:value="-736" calcext:value-type="float">
            <text:p>-736</text:p>
          </table:table-cell>
          <table:table-cell table:style-name="ce8" table:formula="of:=([.I8]-[.I7])/([.G8]-[.G7])" office:value-type="float" office:value="0.0537109375" calcext:value-type="float">
            <text:p>0.0537</text:p>
          </table:table-cell>
          <table:table-cell table:style-name="ce14" table:formula="of:=[.I8]-[.G8]*[.L7]" office:value-type="float" office:value="-736.000000000001" calcext:value-type="float">
            <text:p>-736.000000000001</text:p>
          </table:table-cell>
          <table:table-cell table:number-columns-repeated="16371"/>
        </table:table-row>
        <table:table-row table:style-name="ro1">
          <table:table-cell/>
          <table:table-cell table:style-name="ce8"/>
          <table:table-cell table:number-columns-repeated="2"/>
          <table:table-cell table:style-name="ce6"/>
          <table:table-cell table:style-name="ce19"/>
          <table:table-cell table:style-name="ce21" office:value-type="float" office:value="32768" calcext:value-type="float">
            <text:p>32768</text:p>
          </table:table-cell>
          <table:table-cell table:style-name="ce23" office:value-type="string" calcext:value-type="string">
            <text:p>max_x</text:p>
          </table:table-cell>
          <table:table-cell table:style-name="ce21" table:formula="of:=[.$C$5]" office:value-type="float" office:value="1024" calcext:value-type="float">
            <text:p>1024</text:p>
          </table:table-cell>
          <table:table-cell table:number-columns-repeated="3"/>
          <table:table-cell table:style-name="ce14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recode</text:p>
          </table:table-cell>
          <table:covered-table-cell table:style-name="ce13"/>
          <table:table-cell/>
          <table:table-cell table:style-name="ce17" office:value-type="string" calcext:value-type="string">
            <text:p>Y joystick axis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target</text:p>
          </table:table-cell>
          <table:covered-table-cell/>
          <table:table-cell table:style-name="ce28" office:value-type="string" calcext:value-type="string" table:number-columns-spanned="2" table:number-rows-spanned="1">
            <text:p>calculated</text:p>
          </table:table-cell>
          <table:covered-table-cell table:style-name="ce14"/>
          <table:table-cell table:number-columns-repeated="16371"/>
        </table:table-row>
        <table:table-row table:style-name="ro1">
          <table:table-cell/>
          <table:table-cell table:style-name="ce6" office:value-type="string" calcext:value-type="string">
            <text:p>rest_x</text:p>
          </table:table-cell>
          <table:table-cell table:style-name="ce14" office:value-type="float" office:value="320" calcext:value-type="float">
            <text:p>320</text:p>
          </table:table-cell>
          <table:table-cell/>
          <table:table-cell table:style-name="ce6"/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input [axis]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out [pixels]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slope</text:p>
          </table:table-cell>
          <table:table-cell table:style-name="ce28" office:value-type="string" calcext:value-type="string">
            <text:p>offset</text:p>
          </table:table-cell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rest_y</text:p>
          </table:table-cell>
          <table:table-cell table:style-name="ce15" office:value-type="float" office:value="240" calcext:value-type="float">
            <text:p>240</text:p>
          </table:table-cell>
          <table:table-cell/>
          <table:table-cell table:style-name="ce6"/>
          <table:table-cell table:style-name="ce19"/>
          <table:table-cell table:style-name="ce21" office:value-type="float" office:value="-32767" calcext:value-type="float">
            <text:p>-32767</text:p>
          </table:table-cell>
          <table:table-cell table:style-name="ce23"/>
          <table:table-cell table:style-name="ce21" office:value-type="float" office:value="0" calcext:value-type="float">
            <text:p>0</text:p>
          </table:table-cell>
          <table:table-cell table:style-name="ce8" table:formula="of:=SLOPE([.I11:.I12];[.G11:.G12])" office:value-type="float" office:value="0.0183111056855983" calcext:value-type="float">
            <text:p>0.0183</text:p>
          </table:table-cell>
          <table:table-cell table:formula="of:=INTERCEPT([.I11:.I12];[.G11:.G12])" office:value-type="float" office:value="600" calcext:value-type="float">
            <text:p>600</text:p>
          </table:table-cell>
          <table:table-cell table:style-name="ce8" table:formula="of:=([.I12]-[.I11])/([.G12]-[.G11])" office:value-type="float" office:value="0.0183111056855983" calcext:value-type="float">
            <text:p>0.0183</text:p>
          </table:table-cell>
          <table:table-cell table:style-name="ce14" table:formula="of:=[.I12]-[.G12]*[.L11]" office:value-type="float" office:value="600" calcext:value-type="float">
            <text:p>600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6"/>
          <table:table-cell table:style-name="ce19" office:value-type="string" calcext:value-type="string">
            <text:p>ip_yi_neg</text:p>
          </table:table-cell>
          <table:table-cell table:style-name="ce21" table:formula="of:=[.G11]*[.$C$3]/100" office:value-type="float" office:value="-26213.6" calcext:value-type="float">
            <text:p>-26214</text:p>
          </table:table-cell>
          <table:table-cell table:style-name="ce23" office:value-type="string" calcext:value-type="string">
            <text:p>ip_yo_neg</text:p>
          </table:table-cell>
          <table:table-cell table:style-name="ce25" table:formula="of:=([.I13]-[.I11])*[.$C$4]/100" office:value-type="float" office:value="120" calcext:value-type="float">
            <text:p>120</text:p>
          </table:table-cell>
          <table:table-cell table:style-name="ce8" table:formula="of:=SLOPE([.I12:.I13];[.G12:.G13])" office:value-type="float" office:value="0.00457777642139958" calcext:value-type="float">
            <text:p>0.0046</text:p>
          </table:table-cell>
          <table:table-cell table:formula="of:=INTERCEPT([.I12:.I13];[.G12:.G13])" office:value-type="float" office:value="240" calcext:value-type="float">
            <text:p>240</text:p>
          </table:table-cell>
          <table:table-cell table:style-name="ce8" table:formula="of:=([.I13]-[.I12])/([.G13]-[.G12])" office:value-type="float" office:value="0.00457777642139958" calcext:value-type="float">
            <text:p>0.0046</text:p>
          </table:table-cell>
          <table:table-cell table:style-name="ce14" table:formula="of:=[.I13]-[.G13]*[.L12]" office:value-type="float" office:value="240" calcext:value-type="float">
            <text:p>240</text:p>
          </table:table-cell>
          <table:table-cell/>
          <table:table-cell table:style-name="ce8"/>
          <table:table-cell table:number-columns-repeated="16369"/>
        </table:table-row>
        <table:table-row table:style-name="ro1">
          <table:table-cell table:number-columns-repeated="4"/>
          <table:table-cell table:style-name="ce6"/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3" office:value-type="string" calcext:value-type="string">
            <text:p>rest_y</text:p>
          </table:table-cell>
          <table:table-cell table:style-name="ce21" table:formula="of:=[.$C$11]" office:value-type="float" office:value="240" calcext:value-type="float">
            <text:p>240</text:p>
          </table:table-cell>
          <table:table-cell table:style-name="ce8" table:formula="of:=SLOPE([.I13:.I14];[.G13:.G14])" office:value-type="float" office:value="0.00640869140625" calcext:value-type="float">
            <text:p>0.0064</text:p>
          </table:table-cell>
          <table:table-cell table:formula="of:=INTERCEPT([.I13:.I14];[.G13:.G14])" office:value-type="float" office:value="240" calcext:value-type="float">
            <text:p>240</text:p>
          </table:table-cell>
          <table:table-cell table:style-name="ce8" table:formula="of:=([.I14]-[.I13])/([.G14]-[.G13])" office:value-type="float" office:value="0.00640869140625" calcext:value-type="float">
            <text:p>0.0064</text:p>
          </table:table-cell>
          <table:table-cell table:style-name="ce14" table:formula="of:=[.I14]-[.G14]*[.L13]" office:value-type="float" office:value="240" calcext:value-type="float">
            <text:p>240</text:p>
          </table:table-cell>
          <table:table-cell/>
          <table:table-cell table:style-name="ce8"/>
          <table:table-cell table:number-columns-repeated="16369"/>
        </table:table-row>
        <table:table-row table:style-name="ro1">
          <table:table-cell table:number-columns-repeated="4"/>
          <table:table-cell table:style-name="ce6"/>
          <table:table-cell table:style-name="ce19" office:value-type="string" calcext:value-type="string">
            <text:p>ip_yi_pos</text:p>
          </table:table-cell>
          <table:table-cell table:style-name="ce21" table:formula="of:=[.G15]*[.$C$3]/100" office:value-type="float" office:value="26214.4" calcext:value-type="float">
            <text:p>26214</text:p>
          </table:table-cell>
          <table:table-cell table:style-name="ce23" office:value-type="string" calcext:value-type="string">
            <text:p>ip_yo_pos</text:p>
          </table:table-cell>
          <table:table-cell table:style-name="ce25" table:formula="of:=[.I15] - ([.I15]-[.I13])*[.$C$4]/100" office:value-type="float" office:value="408" calcext:value-type="float">
            <text:p>408</text:p>
          </table:table-cell>
          <table:table-cell table:style-name="ce8" table:formula="of:=SLOPE([.I14:.I15];[.G14:.G15])" office:value-type="float" office:value="0.025634765625" calcext:value-type="float">
            <text:p>0.0256</text:p>
          </table:table-cell>
          <table:table-cell table:formula="of:=INTERCEPT([.I14:.I15];[.G14:.G15])" office:value-type="float" office:value="-264" calcext:value-type="float">
            <text:p>-264</text:p>
          </table:table-cell>
          <table:table-cell table:style-name="ce8" table:formula="of:=([.I15]-[.I14])/([.G15]-[.G14])" office:value-type="float" office:value="0.025634765625" calcext:value-type="float">
            <text:p>0.0256</text:p>
          </table:table-cell>
          <table:table-cell table:style-name="ce14" table:formula="of:=[.I15]-[.G15]*[.L14]" office:value-type="float" office:value="-264" calcext:value-type="float">
            <text:p>-264</text:p>
          </table:table-cell>
          <table:table-cell/>
          <table:table-cell table:style-name="ce8"/>
          <table:table-cell table:number-columns-repeated="16369"/>
        </table:table-row>
        <table:table-row table:style-name="ro1">
          <table:table-cell table:number-columns-repeated="4"/>
          <table:table-cell table:style-name="ce7"/>
          <table:table-cell table:style-name="ce20"/>
          <table:table-cell table:style-name="ce22" office:value-type="float" office:value="32768" calcext:value-type="float">
            <text:p>32768</text:p>
          </table:table-cell>
          <table:table-cell table:style-name="ce24" office:value-type="string" calcext:value-type="string">
            <text:p>max_y</text:p>
          </table:table-cell>
          <table:table-cell table:style-name="ce22" table:formula="of:=[.$C$6]" office:value-type="float" office:value="576" calcext:value-type="float">
            <text:p>576</text:p>
          </table:table-cell>
          <table:table-cell table:style-name="ce27" table:number-columns-repeated="3"/>
          <table:table-cell table:style-name="ce15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>
            <draw:frame draw:z-index="1" draw:style-name="gr1" draw:text-style-name="P1" svg:width="13.447cm" svg:height="8.999cm" svg:x="0.098cm" svg:y="0.268cm">
              <draw:object draw:notify-on-update-of-ranges="'linear interpolated'.G10:'linear interpolated'.G15 'linear interpolated'.G10:'linear interpolated'.G15 'linear interpolated'.I10:'linear interpolated'.I1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6"/>
        </table:table-row>
        <table:table-row table:style-name="ro1" table:number-rows-repeated="2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* inflection_x defines how wide the middle-band is. it's value is an integer best kept between 70-99. see it as a percentage based on the full range of values provided by the joystick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* inflection_y defines the function's ouput inflection point at the edges of the middle-band.</text:p>
          </table:table-cell>
          <table:table-cell table:number-columns-repeated="16382"/>
        </table:table-row>
      </table:table>
      <table:table table:name="x axis poly" table:style-name="ta1">
        <table:shapes>
          <draw:frame draw:z-index="0" draw:style-name="gr1" draw:text-style-name="P1" svg:width="15.999cm" svg:height="8.999cm" svg:x="0.611cm" svg:y="3.235cm">
            <draw:object draw:notify-on-update-of-ranges="'x axis poly'.B3:'x axis poly'.B5 'x axis poly'.C3:'x axis poly'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cm" svg:height="9.009cm" svg:x="1.119cm" svg:y="12.586cm">
            <draw:object draw:notify-on-update-of-ranges="'x axis poly'.B5:'x axis poly'.B7 'x axis poly'.C5:'x axis poly'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xis</text:p>
          </table:table-cell>
          <table:table-cell table:style-name="ce1" office:value-type="string" calcext:value-type="string">
            <text:p>pixels</text:p>
          </table:table-cell>
        </table:table-row>
        <table:table-row table:style-name="ro1">
          <table:table-cell/>
          <table:table-cell office:value-type="float" office:value="-32767" calcext:value-type="float">
            <text:p>-3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0000" calcext:value-type="float">
            <text:p>-10000</text:p>
          </table:table-cell>
          <table:table-cell table:style-name="ce2"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2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</table:table-row>
      </table:table>
      <table:table table:name="y axis poly" table:style-name="ta1">
        <table:shapes>
          <draw:frame draw:z-index="0" draw:style-name="gr1" draw:text-style-name="P1" svg:width="16.01cm" svg:height="9.009cm" svg:x="0.831cm" svg:y="3.312cm">
            <draw:object draw:notify-on-update-of-ranges="'y axis poly'.B3:'y axis poly'.B5 'y axis poly'.C3:'y axis poly'.C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9.009cm" svg:x="0.884cm" svg:y="12.629cm">
            <draw:object draw:notify-on-update-of-ranges="'y axis poly'.B5:'y axis poly'.B7 'y axis poly'.C5:'y axis poly'.C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xis</text:p>
          </table:table-cell>
          <table:table-cell table:style-name="ce1" office:value-type="string" calcext:value-type="string">
            <text:p>pixels</text:p>
          </table:table-cell>
        </table:table-row>
        <table:table-row table:style-name="ro1">
          <table:table-cell/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0000" calcext:value-type="float">
            <text:p>-10000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2"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768" calcext:value-type="float">
            <text:p>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Unifont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0:05:38.236715137</meta:creation-date>
    <dc:date>2023-06-01T11:47:37.342456597</dc:date>
    <meta:editing-duration>PT9H3M20S</meta:editing-duration>
    <meta:editing-cycles>19</meta:editing-cycles>
    <meta:generator>LibreOffice/7.4.6.2$Linux_X86_64 LibreOffice_project/40$Build-2</meta:generator>
    <meta:document-statistic meta:table-count="3" meta:cell-count="12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92cm" svg:y="3.952cm" style:legend-expansion="high" chart:style-name="ch2"/>
        <chart:plot-area chart:style-name="ch3" table:cell-range-address="'x axis poly'.B3:'x axis poly'.C5" svg:x="0.32cm" svg:y="0.18cm" svg:width="10.352cm" svg:height="8.64cm">
          <chart:coordinate-region svg:x="0.876cm" svg:y="0.38cm" svg:width="9.69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x axis poly'.C3:'x axis poly'.C5" chart:class="chart:scatter">
            <chart:domain table:cell-range-address="'x axis poly'.B3:'x axis poly'.B5"/>
            <chart:regression-curve chart:style-name="ch8">
              <chart:equation chart:display-equation="true" chart:display-r-square="false" svg:x="2.333cm" svg:y="0.482cm"/>
            </chart:regression-curve>
            <chart:data-point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767">
                <text:p>-32767</text:p>
                <draw:g>
                  <svg:desc>'x axis poly'.B3:'x axis poly'.B5</svg:desc>
                </draw:g>
              </table:table-cell>
              <table:table-cell office:value-type="float" office:value="0">
                <text:p>0</text:p>
                <draw:g>
                  <svg:desc>'x axis poly'.C3:'x axis poly'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00">
                <text:p>-100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20">
                <text:p>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legend chart:legend-position="end" svg:x="10.815cm" svg:y="3.776cm" style:legend-expansion="custom" svg:width="4.759cm" svg:height="1.594cm" style:legend-expansion-aspect-ratio="2.98557089084065" chart:style-name="ch2"/>
        <chart:plot-area chart:style-name="ch3" table:cell-range-address="'x axis poly'.B5:'x axis poly'.C7" svg:x="0.32cm" svg:y="0.18cm" svg:width="10.23cm" svg:height="8.65cm">
          <chart:coordinate-region svg:x="1.365cm" svg:y="0.38cm" svg:width="8.687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x axis poly'.C5:'x axis poly'.C7" chart:class="chart:scatter">
            <chart:domain table:cell-range-address="'x axis poly'.B5:'x axis poly'.B7"/>
            <chart:regression-curve chart:style-name="ch8">
              <chart:equation chart:display-equation="true" chart:display-r-square="false" svg:x="1.436cm" svg:y="0.633cm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 axis poly'.B5:'x axis poly'.B7</svg:desc>
                </draw:g>
              </table:table-cell>
              <table:table-cell office:value-type="float" office:value="320">
                <text:p>320</text:p>
                <draw:g>
                  <svg:desc>'x axis poly'.C5:'x axis poly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8">
                <text:p>32768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legend chart:legend-position="end" svg:x="11.003cm" svg:y="3.957cm" style:legend-expansion="high" chart:style-name="ch2"/>
        <chart:plot-area chart:style-name="ch3" table:cell-range-address="'y axis poly'.B3:'y axis poly'.C5" svg:x="0.348cm" svg:y="0.135cm" svg:width="13.152cm" svg:height="8.648cm">
          <chart:coordinate-region svg:x="0.904cm" svg:y="0.334cm" svg:width="12.495cm" svg:height="7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y axis poly'.C3:'y axis poly'.C5" chart:class="chart:scatter">
            <chart:domain table:cell-range-address="'y axis poly'.B3:'y axis poly'.B5"/>
            <chart:regression-curve chart:style-name="ch8">
              <chart:equation chart:display-equation="true" chart:display-r-square="false" svg:x="1.153cm" svg:y="0.518cm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768">
                <text:p>-32768</text:p>
                <draw:g>
                  <svg:desc>'y axis poly'.B3:'y axis poly'.B5</svg:desc>
                </draw:g>
              </table:table-cell>
              <table:table-cell office:value-type="float" office:value="0">
                <text:p>0</text:p>
                <draw:g>
                  <svg:desc>'y axis poly'.C3:'y axis poly'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00">
                <text:p>-100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legend chart:legend-position="end" svg:x="10.87cm" svg:y="3.957cm" style:legend-expansion="high" chart:style-name="ch2"/>
        <chart:plot-area chart:style-name="ch3" table:cell-range-address="'y axis poly'.B5:'y axis poly'.C7" svg:x="0.32cm" svg:y="0.18cm" svg:width="10.23cm" svg:height="8.65cm">
          <chart:coordinate-region svg:x="1.166cm" svg:y="0.379cm" svg:width="8.886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y axis poly'.C5:'y axis poly'.C7" chart:class="chart:scatter">
            <chart:domain table:cell-range-address="'y axis poly'.B5:'y axis poly'.B7"/>
            <chart:regression-curve chart:style-name="ch8">
              <chart:equation chart:display-equation="true" chart:display-r-square="false" svg:x="1.4cm" svg:y="0.448cm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y axis poly'.B5:'y axis poly'.B7</svg:desc>
                </draw:g>
              </table:table-cell>
              <table:table-cell office:value-type="float" office:value="240">
                <text:p>240</text:p>
                <draw:g>
                  <svg:desc>'y axis poly'.C5:'y axis poly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8">
                <text:p>32768</text:p>
              </table:table-cell>
              <table:table-cell office:value-type="float" office:value="768">
                <text:p>7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12cm" svg:height="9cm" xlink:href=".." xlink:type="simple" chart:class="chart:scatter" chart:column-mapping="0" chart:style-name="ch1">
        <chart:title svg:x="1.143cm" svg:y="0.498cm" chart:style-name="ch2">
          <text:p>X joystick axis</text:p>
        </chart:title>
        <chart:plot-area chart:style-name="ch3" table:cell-range-address="'linear interpolated'.G3:'linear interpolated'.G8 'linear interpolated'.I3:'linear interpolated'.I8" chart:data-source-has-labels="column" svg:x="0.21cm" svg:y="0.178cm" svg:width="14.012cm" svg:height="8.639cm">
          <chart:coordinate-region svg:x="0.766cm" svg:y="0.378cm" svg:width="12.958cm" svg:height="7.792cm"/>
          <chart:axis chart:dimension="x" chart:name="primary-x" chart:style-name="ch4" chartooo:axis-type="auto">
            <chart:categories table:cell-range-address="'linear interpolated'.G3:'linear interpolated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interpolated'.I3:'linear interpolated'.I8" chart:class="chart:scatter">
            <chart:domain table:cell-range-address="'linear interpolated'.G3:'linear interpolated'.G8"/>
            <chart:data-point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xis</text:p>
                <draw:g>
                  <svg:desc>'linear interpolated'.G3:'linear interpolated'.G8</svg:desc>
                </draw:g>
              </table:table-cell>
              <table:table-cell office:value-type="float" office:value="NaN">
                <text:p>NaN</text:p>
                <draw:g>
                  <svg:desc>'linear interpolated'.G3:'linear interpolated'.G8</svg:desc>
                </draw:g>
              </table:table-cell>
              <table:table-cell office:value-type="float" office:value="NaN">
                <text:p>NaN</text:p>
                <draw:g>
                  <svg:desc>'linear interpolated'.I3:'linear interpolated'.I8</svg:desc>
                </draw:g>
              </table:table-cell>
            </table:table-row>
            <table:table-row>
              <table:table-cell office:value-type="float" office:value="-32767">
                <text:p>-32767</text:p>
              </table:table-cell>
              <table:table-cell office:value-type="float" office:value="-32767">
                <text:p>-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6213.6">
                <text:p>-26213.6</text:p>
              </table:table-cell>
              <table:table-cell office:value-type="float" office:value="-26213.6">
                <text:p>-26213.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26214.4">
                <text:p>26214.4</text:p>
              </table:table-cell>
              <table:table-cell office:value-type="float" office:value="26214.4">
                <text:p>26214.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48cm" svg:height="9cm" xlink:href=".." xlink:type="simple" chart:class="chart:scatter" chart:column-mapping="0" chart:style-name="ch1">
        <chart:title svg:x="1.099cm" svg:y="0.498cm" chart:style-name="ch2">
          <text:p>Y joystick axis</text:p>
        </chart:title>
        <chart:plot-area chart:style-name="ch3" table:cell-range-address="'linear interpolated'.G10:'linear interpolated'.G15 'linear interpolated'.I10:'linear interpolated'.I15" chart:data-source-has-labels="column" svg:x="0.179cm" svg:y="0.179cm" svg:width="13.49cm" svg:height="8.638cm">
          <chart:coordinate-region svg:x="0.735cm" svg:y="0.378cm" svg:width="12.436cm" svg:height="7.792cm"/>
          <chart:axis chart:dimension="x" chart:name="primary-x" chart:style-name="ch4" chartooo:axis-type="auto">
            <chart:categories table:cell-range-address="'linear interpolated'.G10:'linear interpolated'.G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interpolated'.I10:'linear interpolated'.I15" chart:class="chart:scatter">
            <chart:domain table:cell-range-address="'linear interpolated'.G10:'linear interpolated'.G15"/>
            <chart:data-point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xis</text:p>
                <draw:g>
                  <svg:desc>'linear interpolated'.G10:'linear interpolated'.G15</svg:desc>
                </draw:g>
              </table:table-cell>
              <table:table-cell office:value-type="float" office:value="NaN">
                <text:p>NaN</text:p>
                <draw:g>
                  <svg:desc>'linear interpolated'.G10:'linear interpolated'.G15</svg:desc>
                </draw:g>
              </table:table-cell>
              <table:table-cell office:value-type="float" office:value="NaN">
                <text:p>NaN</text:p>
                <draw:g>
                  <svg:desc>'linear interpolated'.I10:'linear interpolated'.I15</svg:desc>
                </draw:g>
              </table:table-cell>
            </table:table-row>
            <table:table-row>
              <table:table-cell office:value-type="float" office:value="-32767">
                <text:p>-32767</text:p>
              </table:table-cell>
              <table:table-cell office:value-type="float" office:value="-32767">
                <text:p>-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6213.6">
                <text:p>-26213.6</text:p>
              </table:table-cell>
              <table:table-cell office:value-type="float" office:value="-26213.6">
                <text:p>-26213.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6214.4">
                <text:p>26214.4</text:p>
              </table:table-cell>
              <table:table-cell office:value-type="float" office:value="26214.4">
                <text:p>26214.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576">
                <text:p>5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